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fo:font-style="normal" style:font-style-asian="normal" style:font-style-complex="normal"/>
    </style:style>
    <style:style style:name="T4" style:family="text">
      <style:text-properties style:text-line-through-style="solid" fo:font-style="normal" style:text-underline-style="none" style:font-style-asian="normal" style:font-style-complex="normal"/>
    </style:style>
    <style:style style:name="T5" style:family="text">
      <style:text-properties style:text-line-through-style="solid" style:font-name="Times New Roman" fo:font-style="normal" style:text-underline-style="none" style:font-style-asian="normal" style:font-style-complex="normal"/>
    </style:style>
    <style:style style:name="T6" style:family="text">
      <style:text-properties style:text-line-through-style="none" fo:font-style="normal" style:font-style-asian="normal" style:font-style-complex="normal"/>
    </style:style>
    <style:style style:name="T7" style:family="text">
      <style:text-properties style:text-line-through-style="none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line-through-style="none" fo:font-style="normal" style:text-underline-style="none" style:font-style-asian="normal" style:font-style-complex="normal"/>
    </style:style>
    <style:style style:name="T9" style:family="text">
      <style:text-properties style:text-line-through-style="none" style:font-name="Times New Roman1" fo:font-style="normal" style:text-underline-style="none" style:font-style-asian="normal" style:font-style-complex="normal"/>
    </style:style>
    <style:style style:name="T10" style:family="text">
      <style:text-properties style:text-line-through-style="none" style:font-name="Times New Roman1"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style:text-line-through-style="none" style:font-name="Times New Roman" fo:font-style="normal" style:text-underline-style="none" style:font-style-asian="normal" style:font-style-complex="normal"/>
    </style:style>
    <style:style style:name="T12" style:family="text">
      <style:text-properties style:text-line-through-style="none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2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Judaism--History, Judaism--France--History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text:tab/><text:tab/><text:tab/>Y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0</text:p>
      <text:p text:style-name="P4">Number of Sheets<text:tab/><text:tab/><text:tab/><text:tab/>4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Joseph Kimchi, Bachy<text:span text:style-name="T13">é</text:span> ben Pakoda, Rabbi Solomon, Judah Alphachar</text:p>
      <text:p text:style-name="P4">Additional Places mentioned: France, Spain</text:p>
      <text:p text:style-name="P4">Additional Dates mentioned: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Letterhead]</text:p>
      <text:p text:style-name="P2">S. MORAIS,/</text:p>
      <text:p text:style-name="P2">546 N. Fifth St./</text:p>
      <text:p text:style-name="P5">Philadelphia<text:span text:style-name="T2">,/</text:span></text:p>
      <text:p text:style-name="P5"><text:span text:style-name="T2"/></text:p>
      <text:p text:style-name="P6"><text:span text:style-name="T2">[Front Cover]</text:span></text:p>
      <text:p text:style-name="P7"><text:span text:style-name="T2">Post-Biblical/</text:span></text:p>
      <text:p text:style-name="P7"><text:span text:style-name="T2">52/</text:span></text:p>
      <text:p text:style-name="P7"><text:span text:style-name="T2">French school/</text:span></text:p>
      <text:p text:style-name="P7"><text:span text:style-name="T2"/></text:p>
      <text:p text:style-name="P6"><text:span text:style-name="T2">[Page 1]</text:span></text:p>
      <text:p text:style-name="P6"><text:span text:style-name="T2"><text:tab/>In speaking of our coreligionists, who lived in France/ during the middle ages, I necessarily pointed out one man,/ considered the greatest in his </text:span><text:span text:style-name="T3">age</text:span><text:span text:style-name="T6"> time. <text:s/>My sketch of Rashi's/ labors in Hebrew literature, tried to show in what he notably/ excelled, and why the </text:span><text:span text:style-name="T3">name of the</text:span><text:span text:style-name="T6"> Sage of Troyes gained among/ Jews an undying reputation. <text:s/>He was not, however, alone/ in disseminating learning, for his immediate descendants,/ and a respectable number of their contemporaries and/ successors, cultivated the same field as the master had/ most usefully worked at, and they left as evidences of their/ activity productions of acknowledged merit. <text:s/>But a/ sharp line must be drawn between two geographical/ sections of France in medieval </text:span><text:span text:style-name="T3">times</text:span><text:span text:style-name="T6"> ages. <text:s/>In disposition/ and preferences our French fellow-believers of the North,/ where Rashi was born, differed very strikingly from/ those of the South. <text:s/>While the former chose to/ devote their minds principally to Talmud and kindred/ writings, the latter, without </text:span><text:soft-page-break/><text:span text:style-name="T6">excluding a study of the/ traditions, delighted in the Bible and its poetry, in philology/</text:span></text:p>
      <text:p text:style-name="P6"><text:span text:style-name="T6"/></text:p>
      <text:p text:style-name="P6"><text:span text:style-name="T6">[Page 2]</text:span></text:p>
      <text:p text:style-name="P6"><text:span text:style-name="T6">and philosophy. <text:s/>They imbibed from their close/ neighbors in Spain, a spirit of critical inquiry and/ a deep love for the language in which our prophets/ had transmitted the teachings of inspired genius./ <text:s/>Provence became another Andalusia, and Narbonne a/ Cordova. <text:s/>Especially after the [?]--a Christian/ sect in south France during the thirteenth century--rebelled against/ Papal authority, our people rose socially high by their/ intellectual acquirements. <text:s/>A family deserving of a/ niche in the temple of fame, is that called Petis, but/ best known by all as Kimchis. <text:s/>Its members were/ French by birth, but their progenitors must have emi-/-grated from Spain, probably by reason of some popular/ outbreaks of which we have no account. <text:s/>Still, it/ is worth mentioning as a curious fact, that they and/ others among their Jewish countrymen, took pleasure in/ styling themselves </text:span><text:span text:style-name="T7">Sephardim</text:span><text:span text:style-name="T8">, or "Spaniards," simply be-/-cause of the prestige attached then to the Israelites who/ made the Iberian peninsula famous by their </text:span><text:span text:style-name="T4">intellectual</text:span><text:span text:style-name="T8"> learning/ and the political </text:span><text:span text:style-name="T4">height</text:span><text:span text:style-name="T8"> stations attained. <text:s/>At all events, we find/ in the middle of the twelfth century Joseph Kimchi, who/ flourished in South France, busily engaged in propagating/</text:span></text:p>
      <text:p text:style-name="P6"><text:span text:style-name="T8"/></text:p>
      <text:p text:style-name="P6"><text:span text:style-name="T8">[Page 3]</text:span></text:p>
      <text:p text:style-name="P6"><text:span text:style-name="T8">sacred lore. <text:s/>To him is due the credit of having/ been the first to compose a Hebrew grammar in a/ Christian </text:span><text:span text:style-name="T4">country</text:span><text:span text:style-name="T8"> land, rivalling[sic!] those of his coreligionists/ who had excelled in that department in </text:span><text:span text:style-name="T4">Moorish Spain</text:span><text:span text:style-name="T8"> countries,/ under the Moors. <text:s/>He called his book </text:span><text:span text:style-name="T7">Sepher Ha-Zicaron</text:span><text:span text:style-name="T8">, or "Memoranda,"/ but though often quoted, it has never appeared in print./ <text:s/>It may exist yet in manuscript in some rare libraries./ <text:s/>Joseph Kimchi was not more fortunate regarding his/ Scriptural commentaries. <text:s/>That he did write them ap-/-provedly, there can be no doubt, for so we gather from later/ sources, but posterity has not seen them. <text:s/>A strange/ fate would that even his translation form the Arabic/ of the excellent work </text:span><text:span text:style-name="T7">Chobath Ha Lebaboth</text:span><text:span text:style-name="T8"> "the duty of/ hearts" by Bachy</text:span><text:span text:style-name="T9">é</text:span><text:span text:style-name="T11"> ben Pakoda did not come down to/ us. <text:s/>But destiny which stood in the way of the/ father to prevent his giving us the fruits of this thoughts,/ was favorable to his sons, Moses and David. <text:s/>Of Moses/ we possess a guide to Hebrew prose and poetry, named/ </text:span><text:span text:style-name="T12">Mahalach Shebile ha-da</text:span><text:span text:style-name="T10">à</text:span><text:span text:style-name="T12">th</text:span><text:span text:style-name="T11"> and a valuable commentary/</text:span></text:p>
      <text:p text:style-name="P6"><text:span text:style-name="T11"/></text:p>
      <text:p text:style-name="P6"><text:span text:style-name="T11">[Page 4]</text:span></text:p>
      <text:p text:style-name="P6"><text:span text:style-name="T11">on the book of Proverbs, but his brother David has/ succeeded in gaining an </text:span><text:span text:style-name="T5">reputation from later generations</text:span><text:span text:style-name="T11"> enviable notoriety/ which will last while sacred literature finds students./ <text:s/>I venture the opinion that second to Rashi, </text:span><text:span text:style-name="T12">Radak</text:span><text:span text:style-name="T11">/--which word forms the initials of Rabbi David Kimchi's name--/is the author most affectionately thought of </text:span><text:span text:style-name="T5">author</text:span><text:span text:style-name="T11"> by the bulk of/ </text:span><text:span text:style-name="T5">a</text:span><text:span text:style-name="T11"> scholars among our people. <text:s/>And deservedly so, for his/ activity was </text:span><text:span text:style-name="T5">un</text:span><text:span text:style-name="T11">surpassed only by his </text:span><text:span text:style-name="T5">attachment</text:span><text:span text:style-name="T11"> loyalty to the/ ancestral faith. <text:s/>Earning but a scanty livelihood/ by teaching children Talmud, he devoted every hour that/ he could spare, regardless of fatigue, to supply us with comments on/ the Bible, marked by an intelligent and impartial/ understanding of the text. <text:s/>Christian scholars/ have objected to some of his elucidations, because he/ exposed the folly committed by the Church in distorting/ the sense of scriptural passages to apply them,/ without foundation, to the history of the man of Nazareth./ <text:s/>But we Jews must admire his courage and his/ acumen, as manifested in giving a natural explanation/ to narratives and sentences in Holy Writ, and avoid-/-ing mysticism and far fetched allegorical meanings./</text:span></text:p>
      <text:p text:style-name="P6"><text:span text:style-name="T11"><text:tab/>As a grammarian and lexicographer, David Kimchi/</text:span></text:p>
      <text:p text:style-name="P6"><text:span text:style-name="T11"/></text:p>
      <text:p text:style-name="P6"><text:span text:style-name="T11">[Page 5]</text:span></text:p>
      <text:p text:style-name="P6"><text:span text:style-name="T11">stands unrivalled[sic!]. <text:s/>Whether his system be unimpeach-/-ably correct or not, I would not assume to decide,/ but all who pronounce the Hebrew, as we, of the Portu-/-guese ritual, do, have accepted him as </text:span><text:span text:style-name="T5">our</text:span><text:span text:style-name="T11"> a guide, and/ I have read </text:span><text:span text:style-name="T5">that</text:span><text:span text:style-name="T11"> how not a few among our Ashkenazim/ brethren have </text:span><text:span text:style-name="T5">trod endeavoured</text:span><text:span text:style-name="T11"> striven to prove that David Kimchi ought/ to be followed universally in the rules he laid </text:span><text:soft-page-break/><text:span text:style-name="T11">down for/ reading the sacred language. <text:s/>Those rules have been adopted/ in colleges and universities among non-Israelites, wherever/ a chair for Hebrew literature </text:span><text:span text:style-name="T5">has</text:span><text:span text:style-name="T11"> was established./</text:span></text:p>
      <text:p text:style-name="P6"><text:span text:style-name="T11">Kimchi's </text:span><text:span text:style-name="T5">endeavours</text:span><text:span text:style-name="T11"> efforts are inestimable in every depart-/-ment wherein he labored, and to this day men, search-/-ing into ancient libraries, seek for his hand writing and bring/ to light what time had hidden away. <text:s/>Schiller Szinessi/ in Cambridge and Bar Goldberg in Paris have, in/ a measure, succeeded in that </text:span><text:span text:style-name="T5">department</text:span><text:span text:style-name="T11"> endeavour./</text:span></text:p>
      <text:p text:style-name="P6"><text:span text:style-name="T11"><text:tab/>But it is of the character of our David that I/ wish briefly to speak, so as to show how well/ merited was the veneration which that French Jew/</text:span></text:p>
      <text:p text:style-name="P6"><text:span text:style-name="T11"/></text:p>
      <text:p text:style-name="P6"><text:span text:style-name="T11">[Page 6]</text:span></text:p>
      <text:p text:style-name="P6"><text:span text:style-name="T11">secured from his contemporaries and posterity./ <text:s/>He </text:span><text:span text:style-name="T5">who</text:span><text:span text:style-name="T11"> that prided himself in having descended from/ a Spanish ancestry, and who affixed to his signature/ the title </text:span><text:span text:style-name="T12">Ha Sephardi</text:span><text:span text:style-name="T11">, could not remain unconcerned,/ when the most famous among Spanish Jews was un-/-sparingly fought against. <text:s/>Who has not/ heard of Maimonides--</text:span><text:span text:style-name="T12">Rambam</text:span><text:span text:style-name="T11">, </text:span><text:span text:style-name="T5">Moses</text:span><text:span text:style-name="T11"> Rabbi Moses/ Ben Maimon--? <text:s/>His biography has enriched every en-/-cyclopedia. <text:s/>His works have found admirers and trans-/-lators almost everywhere. <text:s/>If Moorish Spain had/ produced only that man, Sephardic Jews would have/ good reason to boast of their extraction. <text:s/>For a giant of/ intellect was he, and in theology, in philosophy, in/ medicine, in lucidness of expression, in a methodical/ presentation of every subject he treated, Maimonides/ has risen with the highest. <text:s/>What he wrote in/ Hebrew and in Arabic to systematise the traditions and/ to cast a flood of light on the tenets and doctrines/ of our religion, is simply amazing. <text:s/>And when we/ bear in mind, that, obliged to leave Spain, through religious fanaticism among Arabs, he became,/ when abroad, court physician to Saladin, the reigning Sultan of/ Egypt, and that in so responsible a cpacity and </text:span><text:span text:style-name="T5">hold-</text:span><text:span text:style-name="T11"> while/ </text:span></text:p>
      <text:p text:style-name="P6"><text:span text:style-name="T11"/></text:p>
      <text:p text:style-name="P6"><text:span text:style-name="T11">[Page 7]</text:span></text:p>
      <text:p text:style-name="P6"><text:span text:style-name="T11">carrying on a far reaching correspondence with the/ learned of his age, he still wrote profoundly and/ immensely, we must agree </text:span><text:span text:style-name="T5">that</text:span><text:span text:style-name="T11"> that, to call that Jew of the/ twelfth century </text:span><text:span text:style-name="T12">Ha-Nesher Ha-Gadol</text:span><text:span text:style-name="T11"> "the great eagle,"/ </text:span><text:span text:style-name="T5">"a second Moses"</text:span><text:span text:style-name="T11"> is not to unduly exaggerate./</text:span></text:p>
      <text:p text:style-name="P6"><text:span text:style-name="T11">But the greater the man, the more readily will his errors/ be detected and </text:span><text:span text:style-name="T5">call forth</text:span><text:span text:style-name="T11"> will elicit public censure. <text:s/>We indeed/ ought so to say to </text:span><text:span text:style-name="T5">wash</text:span><text:span text:style-name="T11"> bathe our lips </text:span><text:span text:style-name="T5">with</text:span><text:span text:style-name="T11"> in rose water when/ </text:span><text:span text:style-name="T5">speaking of</text:span><text:span text:style-name="T11"> referring disapprovingly to the actions of one so immeasurably </text:span><text:span text:style-name="T5">on</text:span><text:span text:style-name="T11"> <text:s/>above our standing,/ but truth must nevertheless prevail. <text:s/>In obedience to it,/ we cannot deny that Maimonides gave a reasonable/ cause for opposition. <text:s/>Thoroughly </text:span><text:span text:style-name="T5">saturated</text:span><text:span text:style-name="T11"> familiar with Greek/ and Arabian ideas, </text:span><text:span text:style-name="T5">prevalent</text:span><text:span text:style-name="T11"> predominant in his age, he sometime was misled by them and allowed/ the Bible to be enchained to the wheel of a </text:span><text:span text:style-name="T5">destructive skeptical</text:span><text:span text:style-name="T11"> doubtful/ philosophy. <text:s/>Even during his life time the rumb-/-ling of the thunder which was to burst after his death/ began to be heard, </text:span><text:span text:style-name="T5">a</text:span><text:span text:style-name="T11"> but at his demise, when the influence/ of his personality and his social position were no longer/ immediately felt, the antagonism held back, broke forth with violence./ <text:s/>In Northern France it </text:span><text:span text:style-name="T5">made itself felt [?]</text:span><text:span text:style-name="T11"> grew irrepressibly terrible, among men/ learned in Talmudism, and unused to the mode of think-/-ing of their brethren of the south./</text:span></text:p>
      <text:p text:style-name="P6"><text:span text:style-name="T11"/></text:p>
      <text:p text:style-name="P6"><text:span text:style-name="T11">[Page 8]</text:span></text:p>
      <text:p text:style-name="P6"><text:span text:style-name="T11">A Rabbi Solomon of Montpellier and two of his pupils/ created an excitement which was to end unhappily, in/ many respects. <text:s/>David Kimchi was bent with years/ and wore out by literary labors, when he undertook a mis-/-sion in </text:span><text:span text:style-name="T5">honor</text:span><text:span text:style-name="T11"> vindication of Maimonides. <text:s/>He quitted his </text:span><text:span text:style-name="T5">city and</text:span><text:span text:style-name="T11"> home and/ his city to travel to Castiel, where the distinguished <text:s/>phy-/-sician and sage, Judah Alphachar, lived. <text:s/>He wished to/ interest that </text:span><text:span text:style-name="T5">influential</text:span><text:span text:style-name="T11"> personage in the defense of our/ second Moses. <text:s/></text:span><text:span text:style-name="T5">He</text:span><text:span text:style-name="T11"> Alphachar should lead all Spanish Rabbis in the/ way of terrifying the French Rabbis of the North into silence./ <text:s/>But the zealous </text:span><text:span text:style-name="T5">defender</text:span><text:span text:style-name="T11"> champion was taken very ill in Avila and/ could not proceed further. <text:s/>Grieved at that unexpected set/ back, he wrote Alphachar a letter, apologising for/ his inability to personally pay </text:span><text:soft-page-break/><text:span text:style-name="T11">his respects. <text:s/>That com-/-munication he sent through one of his nephews. <text:s/>In it he/ dwelt in the great services which Maimonides had ren-/-dered Judaism, on the debt of gratitude which all/ owed that celebrated Spaniard, and on the arrogance of his/ detractors. <text:s/>But Alphachar sided with the latter, and in/ language bitter and burning disclosed his objections/</text:span></text:p>
      <text:p text:style-name="P6"><text:span text:style-name="T11"/></text:p>
      <text:p text:style-name="P6"><text:span text:style-name="T11">[Page 9]</text:span></text:p>
      <text:p text:style-name="P6"><text:span text:style-name="T11">to some of the teachings in the philosophical/ writings of Maimonides. <text:s/>The acrimonious correspondence continued/ and finally the meekness of our David softened the asperity/ of Judah's temper, but Kimchi did not attain his/ </text:span><text:span text:style-name="T5">his</text:span><text:span text:style-name="T11"> goodly purpose. <text:s/>The two parties widened/ into two hostile camps, equally fierce, excomu-/-nicating one another and dragging their religious quarrels/ to Christian courts, greatly to the detriment of the/ Jewish cause and the horror of many who suffered/ martyrdom. <text:s/>For the unfortunate dissension/ put a sword into the hand of the enemies of/ our faith. <text:s/>The Christian clergy in </text:span><text:span text:style-name="T5">South</text:span><text:span text:style-name="T11"> North France saw in/ the contest waged about the orthodoxy or the "rationalistic"/ views of Maimonides, a suitable opportunity for/ inducing the civil authorities to order the extermination/ of all Hebrew books. <text:s/>Liturgical and Talmudical,/ philosophical and philological, all were seized and/ delivered to the flames. <text:s/>But alas! many human beings,/ who lamented the sacrilege, were also cast into the fire, and,/ according to a report, the original instigator of the dispute,/ Rabbi Solomon of Montpellier, and one of his pupils/ met with a fatal death. <text:s/>Another pupil/</text:span></text:p>
      <text:p text:style-name="P6"><text:span text:style-name="T11"/></text:p>
      <text:p text:style-name="P6"><text:span text:style-name="T11">[Page 10]</text:span></text:p>
      <text:p text:style-name="P6"><text:span text:style-name="T11">who repented, but too late, of having </text:span><text:span text:style-name="T5">defamed</text:span><text:span text:style-name="T11"> aspersed the/ character of the illustrious Sage of Cordova, resolved to go on a pil-/-grimage to Cairo, and at the grave of Maimonides/ beseech for pardon. <text:s/>But on reaching Toledo he expired,/ after having endured bodily trials. <text:s/>It is not at all/ improbable that </text:span><text:span text:style-name="T5">David Kimchi</text:span><text:span text:style-name="T11"> those sorrowful events/ may have shortened the days of David Kimchi. <text:s/>He/ returned to Narbonne to bewail what had happened,/ and passed away from earth, to leave behind a name/ which will not di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2:17:29.16</meta:creation-date>
    <meta:document-statistic meta:table-count="0" meta:image-count="0" meta:object-count="0" meta:page-count="5" meta:paragraph-count="92" meta:word-count="2004" meta:character-count="12705"/>
    <dc:date>2013-01-09T13:50:18.34</dc:date>
    <meta:editing-duration>PT10M47S</meta:editing-duration>
    <meta:editing-cycles>1</meta:editing-cycles>
    <meta:generator>OpenOffice.org/3.4.1$Win32 OpenOffice.org_project/341m1$Build-9593</meta:generator>
  </office:meta>
</office:document-meta>
</file>